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adornments="Regular" style:font-family-generic="swiss" style:font-pitch="fixed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">
      <style:graphic-properties draw:fill="solid" draw:fill-color="#333366" draw:auto-grow-height="true" draw:auto-grow-width="false" fo:max-height="0cm" fo:min-height="0cm"/>
    </style:style>
    <style:style style:name="gr3" style:family="graphic" style:parent-style-name="Code">
      <style:graphic-properties draw:fill="solid" draw:fill-color="#333366" draw:auto-grow-height="true" draw:auto-grow-width="false" fo:max-height="0cm" fo:min-height="2.122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 style:list-style-name="L4">
      <style:graphic-properties fo:min-height="11.929cm"/>
    </style:style>
    <style:style style:name="P1" style:family="paragraph">
      <style:text-properties fo:color="#ffffff"/>
    </style:style>
    <style:style style:name="P2" style:family="paragraph">
      <style:text-properties fo:color="#ffffff" fo:font-weight="normal" style:font-weight-asian="normal" style:font-weight-complex="normal"/>
    </style:style>
    <style:style style:name="P3" style:family="paragraph">
      <style:text-properties fo:font-size="20pt"/>
    </style:style>
    <style:style style:name="P4" style:family="paragraph">
      <style:text-properties fo:font-size="32pt" fo:font-weight="bold" style:font-size-asian="32pt" style:font-weight-asian="bold" style:font-size-complex="32pt" style:font-weight-complex="bold"/>
    </style:style>
    <style:style style:name="P5" style:family="paragraph">
      <style:text-properties fo:font-size="18p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text-properties fo:font-size="32pt" style:font-size-asian="32pt" style:font-size-complex="32pt"/>
    </style:style>
    <style:style style:name="T1" style:family="text">
      <style:text-properties fo:color="#ffffff"/>
    </style:style>
    <style:style style:name="T2" style:family="text">
      <style:text-properties fo:color="#ffffff" fo:font-weight="normal" style:font-weight-asian="normal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625cm" svg:x="1.4cm" svg:y="0.778cm" presentation:class="title">
          <draw:text-box>
            <text:p text:style-name="P1"><text:span text:style-name="T1">Calling convention lowering (5) LowerCall()</text:span></text:p>
          </draw:text-box>
        </draw:frame>
        <draw:frame presentation:style-name="pr2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2"><text:span text:style-name="T2">More steps:</text:span></text:p>
                <text:list>
                  <text:list-item>
                    <text:p text:style-name="P2"><text:span text:style-name="T2">Analyze your incoming return values against your return calling convention</text:span></text:p>
                  </text:list-item>
                  <text:list-item>
                    <text:p text:style-name="P2"><text:span text:style-name="T2">Copy return values out of registers or load them from the stack</text:span></text:p>
                  </text:list-item>
                  <text:list-item>
                    <text:p text:style-name="P2"><text:span text:style-name="T2">XXXISD::CALLSEQ_START and XXXISD::CALLSEQ_END are target-specific and carry arbitrary information your target might need, such as stack frame sizes.</text:span></text:p>
                    <text:list>
                      <text:list-item>
                        <text:p text:style-name="P2"><text:span text:style-name="T2">They are eliminated by XXXFrameLowering::eliminateCallFramePseudoInstr()</text:span></text:p>
                      </text:list-item>
                    </text:list>
                  </text:list-item>
                </text:list>
                <text:p text:style-name="P2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2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New classes:</text:p>
                <text:list>
                  <text:list-item>
                    <text:p>XXXMCInstLower</text:p>
                  </text:list-item>
                  <text:list-item>
                    <text:p>XXXAsmPrinter</text:p>
                  </text:list-item>
                  <text:list-item>
                    <text:p>An MCAsmStreamer (usually stock)</text:p>
                  </text:list-item>
                  <text:list-item>
                    <text:p>XXXInstPrinter</text:p>
                  </text:list-item>
                </text:list>
              </text:list-item>
              <text:list-item>
                <text:p>This stage works with MCInsts, lowered from MachineInstrs by XXXMCInstLower</text:p>
              </text:list-item>
              <text:list-item>
                <text:p>XXXAsmPrinter works as a gateway to the stream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struction printer (2)</text:p>
          </draw:text-box>
        </draw:frame>
        <draw:frame presentation:style-name="pr2" draw:text-style-name="P4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<text:span text:style-name="T3">TableGen provides the 'AsmString' field:</text:span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</text:list-item>
              <text:list-item>
                <text:p><text:span text:style-name="T3">XXXInstPrinter::printOperand will be called on each operand</text:span></text:p>
              </text:list-item>
            </text:list>
          </draw:text-box>
        </draw:frame>
        <draw:frame draw:style-name="gr2" draw:text-style-name="P5" draw:layer="layout" svg:width="23.6cm" svg:height="3.449cm" svg:x="2cm" svg:y="6.409cm">
          <draw:text-box>
            <text:p text:style-name="P5">class InstXXX&lt; ..., string asmstr, ... &gt; : Instruction {</text:p>
            <text:p text:style-name="P5"><text:s text:c="2"/>let AsmString = asmstr;</text:p>
            <text:p text:style-name="P5"><text:s text:c="2"/>...</text:p>
            <text:p text:style-name="P5">}</text:p>
          </draw:text-box>
        </draw:frame>
        <draw:frame draw:style-name="gr3" draw:text-style-name="P5" draw:layer="layout" svg:width="23.6cm" svg:height="4.186cm" svg:x="2cm" svg:y="10.6cm">
          <draw:text-box>
            <text:p text:style-name="P5">def ADD : InstXXX&lt;(outs GRRegs:$dst),</text:p>
            <text:p text:style-name="P5"><text:s text:c="18"/>(ins GRRegs:$src1, GRRegs:$src2),</text:p>
            <text:p text:style-name="P5"><text:s text:c="18"/><text:span text:style-name="T4">“</text:span><text:span text:style-name="T4">add $dst, $src1, $src2”</text:span>&gt; {</text:p>
            <text:p text:style-name="P5"><text:s text:c="2"/>...</text:p>
            <text:p text:style-name="P5">}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struction printer (4)</text:p>
          </draw:text-box>
        </draw:frame>
        <draw:frame presentation:style-name="pr6" draw:layer="layout" svg:width="25.199cm" svg:height="14.886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  <text:list-item>
                <text:p>That's it!</text:p>
              </text:list-item>
              <text:list-item>
                <text:p>Directives &amp; labels handled for us.</text:p>
                <text:list>
                  <text:list-item>
                    <text:p>Can emit target-specific syntax if we wish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25.2cm" svg:height="8.608cm" svg:x="1.4cm" svg:y="4.229cm">
          <draw:text-box>
            <text:p text:style-name="P5"><text:tab/>.text</text:p>
            <text:p text:style-name="P5"><text:tab/>.file<text:tab/>"foo.ll"</text:p>
            <text:p text:style-name="P5"><text:tab/>.globl<text:tab/>foo</text:p>
            <text:p text:style-name="P5"><text:tab/>.type<text:tab/>foo,@function</text:p>
            <text:p text:style-name="P5">foo: <text:s text:c="35"/># @foo</text:p>
            <text:p text:style-name="P5"># BB#0: <text:s text:c="32"/># %entry</text:p>
            <text:p text:style-name="P5"><text:tab/>add r0, r0, r1</text:p>
            <text:p text:style-name="P5"><text:tab/>bx lr</text:p>
            <text:p text:style-name="P5">.Ltmp0:</text:p>
            <text:p text:style-name="P5"><text:tab/>.size<text:tab/>foo, .Ltmp0-foo</text:p>
            <text:p text:style-name="P5"/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2" draw:text-style-name="P7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3">We must then implement some hooks.</text:span></text:p>
              </text:list-item>
              <text:list-item>
                <text:p><text:span text:style-name="T3">These are called at the end once the section layouts have been finalized</text:span></text:p>
              </text:list-item>
              <text:list-item>
                <text:p><text:span text:style-name="T3">XXXAsmBackend::processFixupValue()</text:span></text:p>
                <text:list>
                  <text:list-item>
                    <text:p><text:span text:style-name="T3">Adjusts the fixup value, e.g., splitting the value across non-contiguous fields</text:span></text:p>
                  </text:list-item>
                </text:list>
              </text:list-item>
              <text:list-item>
                <text:p><text:span text:style-name="T3">XXXAsmBackend::applyFixup()</text:span></text:p>
                <text:list>
                  <text:list-item>
                    <text:p><text:span text:style-name="T3">Patches the fixed-up value into the binary stre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2" draw:text-style-name="P7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3">XXXObjectWriter::RecordRelocation()</text:span></text:p>
                <text:list>
                  <text:list-item>
                    <text:p><text:span text:style-name="T3">Record the fixup if it could not be resolved and requires external relocation</text:span></text:p>
                    <text:p><text:span text:style-name="T3"/></text:p>
                  </text:list-item>
                  <text:list-item>
                    <text:p><text:span text:style-name="T3">DELETE THIS – NOT NECESSA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adornments="Regular" style:font-family-generic="swiss" style:font-pitch="fixed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>
      <style:graphic-properties draw:stroke-dash="Dashed_20__28_var_29__20_4" svg:stroke-color="#e6e6e6" draw:fill="solid" draw:fill-color="#333366" draw:fill-image-width="0cm" draw:fill-image-height="0cm" fo:padding-top="0.25cm" fo:padding-bottom="0.25cm" fo:padding-left="0.25cm" fo:padding-right="0.25cm"/>
      <style:paragraph-properties>
        <style:tab-stops/>
      </style:paragraph-properties>
      <style:text-properties fo:color="#ffffff" style:font-name="Consolas" fo:font-family="Consolas" style:font-style-name="Regular" style:font-family-generic="swiss" style:font-pitch="fixed" fo:font-size="18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1T21:45:21.078753738</meta:creation-date>
    <dc:date>2014-04-01T22:04:03.588557406</dc:date>
    <meta:editing-duration>PT15M32S</meta:editing-duration>
    <meta:editing-cycles>7</meta:editing-cycles>
    <meta:generator>LibreOffice/4.2.2.1$Linux_X86_64 LibreOffice_project/420m0$Build-1</meta:generator>
    <meta:document-statistic meta:object-count="48"/>
  </office:meta>
</office:document-meta>
</file>